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65.97mm" svg:height="131.75mm" svg:x="67.73mm" svg:y="9.82mm">
            <draw:object draw:notify-on-update-of-ranges="Лист1.A1:Лист1.A25 Лист1.B1:Лист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-1</text:p>
          </table:table-cell>
          <table:table-cell office:value-type="float" office:value="224662" calcext:value-type="float">
            <text:p>224662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196524" calcext:value-type="float">
            <text:p>196524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float" office:value="20004" calcext:value-type="float">
            <text:p>20004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float" office:value="38310" calcext:value-type="float">
            <text:p>38310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float" office:value="119038" calcext:value-type="float">
            <text:p>119038</text:p>
          </table:table-cell>
        </table:table-row>
        <table:table-row table:style-name="ro1">
          <table:table-cell office:value-type="string" calcext:value-type="string">
            <text:p>1-7</text:p>
          </table:table-cell>
          <table:table-cell office:value-type="float" office:value="165874" calcext:value-type="float">
            <text:p>165874</text:p>
          </table:table-cell>
        </table:table-row>
        <table:table-row table:style-name="ro1">
          <table:table-cell office:value-type="string" calcext:value-type="string">
            <text:p>1-8</text:p>
          </table:table-cell>
          <table:table-cell office:value-type="float" office:value="279641" calcext:value-type="float">
            <text:p>279641</text:p>
          </table:table-cell>
        </table:table-row>
        <table:table-row table:style-name="ro1">
          <table:table-cell office:value-type="string" calcext:value-type="string">
            <text:p>1-9</text:p>
          </table:table-cell>
          <table:table-cell office:value-type="float" office:value="170335" calcext:value-type="float">
            <text:p>170335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-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-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-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-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-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-16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1:33:21.614471754</meta:creation-date>
    <dc:date>2019-07-29T11:46:58.382906443</dc:date>
    <meta:editing-duration>PT3M6S</meta:editing-duration>
    <meta:editing-cycles>1</meta:editing-cycles>
    <meta:document-statistic meta:table-count="1" meta:cell-count="50" meta:object-count="1"/>
    <meta:generator>LibreOffice/6.2.5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598cm" svg:height="13.176cm" xlink:href=".." xlink:type="simple" chart:class="chart:bar" chart:style-name="ch1">
        <chart:title svg:x="7.951cm" svg:y="0.399cm" chart:style-name="ch2">
          <text:p>Количество палиндрома в различных библиотеках</text:p>
        </chart:title>
        <chart:plot-area chart:style-name="ch3" table:cell-range-address="Лист1.A1:Лист1.B25" chart:data-source-has-labels="column" svg:x="0.531cm" svg:y="1.441cm" svg:width="25.536cm" svg:height="11.472cm">
          <chartooo:coordinate-region svg:x="1.893cm" svg:y="1.64cm" svg:width="24.174cm" svg:height="10.626cm"/>
          <chart:axis chart:dimension="x" chart:name="primary-x" chart:style-name="ch4" chartooo:axis-type="auto">
            <chartooo:date-scale/>
            <chart:categories table:cell-range-address="Лист1.A1:Лист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25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Лист1.A1:Лист1.A25</svg:desc>
                </draw:g>
              </table:table-cell>
              <table:table-cell office:value-type="float" office:value="224662">
                <text:p>224662</text:p>
                <draw:g>
                  <svg:desc>Лист1.B1:Лист1.B25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196524">
                <text:p>196524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20004">
                <text:p>20004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38310">
                <text:p>38310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119038">
                <text:p>119038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165874">
                <text:p>165874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279641">
                <text:p>279641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170335">
                <text:p>170335</text:p>
              </table:table-cell>
            </table:table-row>
            <table:table-row>
              <table:table-cell office:value-type="string">
                <text:p>2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-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-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-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-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-1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